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3.685cm"/>
    </style:style>
    <style:style style:name="Table1.C" style:family="table-column">
      <style:table-column-properties style:column-width="5.221cm"/>
    </style:style>
    <style:style style:name="Table1.D" style:family="table-column">
      <style:table-column-properties style:column-width="3.24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ubtitle">
      <style:text-properties officeooo:paragraph-rsid="000d3492"/>
    </style:style>
    <style:style style:name="P2" style:family="paragraph" style:parent-style-name="Standard">
      <style:text-properties officeooo:rsid="000d3492" officeooo:paragraph-rsid="000d3492"/>
    </style:style>
    <style:style style:name="T1" style:family="text">
      <style:text-properties officeooo:rsid="000d34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aphRag -</text:span> patient diagnosis</text:p>
      <text:p text:style-name="Subtitle">Datase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 / Source</text:p>
            </table:table-cell>
            <table:table-cell table:style-name="Table1.A1" office:value-type="string">
              <text:p text:style-name="Table_20_Heading">Components included*</text:p>
            </table:table-cell>
            <table:table-cell table:style-name="Table1.A1" office:value-type="string">
              <text:p text:style-name="Table_20_Heading">Notes / Comments</text:p>
            </table:table-cell>
            <table:table-cell table:style-name="Table1.A1" office:value-type="string">
              <text:p text:style-name="Table_20_Heading">Access / License / Link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DXPlus Dataset</text:span></text:p>
          </table:table-cell>
          <table:table-cell table:style-name="Table1.A1" office:value-type="string">
            <text:p text:style-name="Table_20_Contents">disease, symptoms, demographic (patient profile), antecedents</text:p>
          </table:table-cell>
          <table:table-cell table:style-name="Table1.A1" office:value-type="string">
            <text:p text:style-name="Table_20_Contents">Synthetic patient records with socio-demographic data, symptom set, differential diagnosis. (<text:a xlink:type="simple" xlink:href="https://figshare.com/articles/dataset/DDXPlus_Dataset/20043374?utm_source=chatgpt.com" text:style-name="Internet_20_link" text:visited-style-name="Visited_20_Internet_20_Link">Figshare</text:a>)</text:p>
          </table:table-cell>
          <table:table-cell table:style-name="Table1.A1" office:value-type="string">
            <text:p text:style-name="Table_20_Contents">CC-BY license; available via Figshare (<text:a xlink:type="simple" xlink:href="https://figshare.com/articles/dataset/DDXPlus_Dataset/20043374?utm_source=chatgpt.com" text:style-name="Internet_20_link" text:visited-style-name="Visited_20_Internet_20_Link">Figshare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ease Symptoms and Patient Profile Dataset (Kaggle / UoM)</text:span></text:p>
          </table:table-cell>
          <table:table-cell table:style-name="Table1.A1" office:value-type="string">
            <text:p text:style-name="Table_20_Contents">disease, symptoms, patient profile / demographic</text:p>
          </table:table-cell>
          <table:table-cell table:style-name="Table1.A1" office:value-type="string">
            <text:p text:style-name="Table_20_Contents">Includes ~100 diseases and patient profile information. (<text:a xlink:type="simple" xlink:href="https://www.kaggle.com/datasets/uom190346a/disease-symptoms-and-patient-profile-dataset?utm_source=chatgpt.com" text:style-name="Internet_20_link" text:visited-style-name="Visited_20_Internet_20_Link">Kaggle</text:a>)</text:p>
          </table:table-cell>
          <table:table-cell table:style-name="Table1.A1" office:value-type="string">
            <text:p text:style-name="Table_20_Contents">Kaggle (user “uom190346a”) (<text:a xlink:type="simple" xlink:href="https://www.kaggle.com/datasets/uom190346a/disease-symptoms-and-patient-profile-dataset?utm_source=chatgpt.com" text:style-name="Internet_20_link" text:visited-style-name="Visited_20_Internet_20_Link">Kaggle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ease Diagnosis Dataset (Kaggle)</text:span></text:p>
          </table:table-cell>
          <table:table-cell table:style-name="Table1.A1" office:value-type="string">
            <text:p text:style-name="Table_20_Contents">demographic, symptoms, diagnosis</text:p>
          </table:table-cell>
          <table:table-cell table:style-name="Table1.A1" office:value-type="string">
            <text:p text:style-name="Table_20_Contents">Contains simulated medical records of ~2,000 patients with demographics, symptoms, diagnosis, severity. (<text:a xlink:type="simple" xlink:href="https://www.kaggle.com/datasets/s3programmer/disease-diagnosis-dataset?utm_source=chatgpt.com" text:style-name="Internet_20_link" text:visited-style-name="Visited_20_Internet_20_Link">Kaggle</text:a>)</text:p>
          </table:table-cell>
          <table:table-cell table:style-name="Table1.A1" office:value-type="string">
            <text:p text:style-name="Table_20_Contents">Kaggle dataset (<text:a xlink:type="simple" xlink:href="https://www.kaggle.com/datasets/s3programmer/disease-diagnosis-dataset?utm_source=chatgpt.com" text:style-name="Internet_20_link" text:visited-style-name="Visited_20_Internet_20_Link">Kaggle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mptom-to-Disease / Symptom-Disease Associations</text:span> (various)</text:p>
          </table:table-cell>
          <table:table-cell table:style-name="Table1.A1" office:value-type="string">
            <text:p text:style-name="Table_20_Contents">disease, symptoms, sometimes treatments</text:p>
          </table:table-cell>
          <table:table-cell table:style-name="Table1.A1" office:value-type="string">
            <text:p text:style-name="Table_20_Contents">E.g., “Symptom-Disease Prediction Dataset (SDPD)” for structured symptom–disease links. (<text:a xlink:type="simple" xlink:href="https://data.mendeley.com/datasets/dv5z3v2xyd/1?utm_source=chatgpt.com" text:style-name="Internet_20_link" text:visited-style-name="Visited_20_Internet_20_Link">Mendeley Data</text:a>) Also “QuyenAnhDE / Diseases_Symptoms” includes disease, symptoms, treatments. (<text:a xlink:type="simple" xlink:href="https://huggingface.co/datasets/QuyenAnhDE/Diseases_Symptoms?utm_source=chatgpt.com" text:style-name="Internet_20_link" text:visited-style-name="Visited_20_Internet_20_Link">Hugging Face</text:a>)</text:p>
          </table:table-cell>
          <table:table-cell table:style-name="Table1.A1" office:value-type="string">
            <text:p text:style-name="Table_20_Contents">Public / open repositories (Hugging Face / Kaggl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etel / symptom_to_diagnosis</text:span></text:p>
          </table:table-cell>
          <table:table-cell table:style-name="Table1.A1" office:value-type="string">
            <text:p text:style-name="Table_20_Contents">symptoms, diagnosis</text:p>
          </table:table-cell>
          <table:table-cell table:style-name="Table1.A1" office:value-type="string">
            <text:p text:style-name="Table_20_Contents">Natural-language descriptions of symptoms labeled with diagnoses (22 diagnosis classes) (<text:a xlink:type="simple" xlink:href="https://huggingface.co/datasets/gretelai/symptom_to_diagnosis?utm_source=chatgpt.com" text:style-name="Internet_20_link" text:visited-style-name="Visited_20_Internet_20_Link">Hugging Face</text:a>)</text:p>
          </table:table-cell>
          <table:table-cell table:style-name="Table1.A1" office:value-type="string">
            <text:p text:style-name="Table_20_Contents">Hugging Face dataset (<text:a xlink:type="simple" xlink:href="https://huggingface.co/datasets/gretelai/symptom_to_diagnosis?utm_source=chatgpt.com" text:style-name="Internet_20_link" text:visited-style-name="Visited_20_Internet_20_Link">Hugging Face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NAPSE: Expert-Annotated Patient Symptoms Data</text:span></text:p>
          </table:table-cell>
          <table:table-cell table:style-name="Table1.A1" office:value-type="string">
            <text:p text:style-name="Table_20_Contents">synthetic patient profiles, symptoms, possibly recommendations (OTC / doctor)</text:p>
          </table:table-cell>
          <table:table-cell table:style-name="Table1.A1" office:value-type="string">
            <text:p text:style-name="Table_20_Contents">130,637 synthetically generated patient profiles combining symptoms, and drug/consultation recommendations. (<text:a xlink:type="simple" xlink:href="https://figshare.com/articles/dataset/CSympData_Expert_Annotated_Patient_Symptoms_Data/28547042?utm_source=chatgpt.com" text:style-name="Internet_20_link" text:visited-style-name="Visited_20_Internet_20_Link">Figshare</text:a>)</text:p>
          </table:table-cell>
          <table:table-cell table:style-name="Table1.A1" office:value-type="string">
            <text:p text:style-name="Table_20_Contents">Figshare / data repository (<text:a xlink:type="simple" xlink:href="https://figshare.com/articles/dataset/CSympData_Expert_Annotated_Patient_Symptoms_Data/28547042?utm_source=chatgpt.com" text:style-name="Internet_20_link" text:visited-style-name="Visited_20_Internet_20_Link">Figshare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inically Uncommon Patient Cases and Diagnoses Dataset (CUPCase)</text:span></text:p>
          </table:table-cell>
          <table:table-cell table:style-name="Table1.A1" office:value-type="string">
            <text:p text:style-name="Table_20_Contents">patient case summaries, diagnoses</text:p>
          </table:table-cell>
          <table:table-cell table:style-name="Table1.A1" office:value-type="string">
            <text:p text:style-name="Table_20_Contents">Real-world case report data (rare/unusual presentations) including patient narrative / profiles. No guarantee of lab tests / treatment in structured form. (<text:a xlink:type="simple" xlink:href="https://arxiv.org/html/2503.06204v1?utm_source=chatgpt.com" text:style-name="Internet_20_link" text:visited-style-name="Visited_20_Internet_20_Link">arXiv</text:a>)</text:p>
          </table:table-cell>
          <table:table-cell table:style-name="Table1.A1" office:value-type="string">
            <text:p text:style-name="Table_20_Contents">Based on published case reports (open) (<text:a xlink:type="simple" xlink:href="https://arxiv.org/html/2503.06204v1?utm_source=chatgpt.com" text:style-name="Internet_20_link" text:visited-style-name="Visited_20_Internet_20_Link">arXiv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LIVES (Ophthalmic Labels for Eye Disease)</text:span></text:p>
          </table:table-cell>
          <table:table-cell table:style-name="Table1.A1" office:value-type="string">
            <text:p text:style-name="Table_20_Contents">diagnosis, biomarker labels, treatment timeline / injection records</text:p>
          </table:table-cell>
          <table:table-cell table:style-name="Table1.A1" office:value-type="string">
            <text:p text:style-name="Table_20_Contents">This is more domain-specific (ophthalmology) and includes biomarkers, treatment events (e.g. injections), imaging, etc. (<text:a xlink:type="simple" xlink:href="https://arxiv.org/abs/2209.11195?utm_source=chatgpt.com" text:style-name="Internet_20_link" text:visited-style-name="Visited_20_Internet_20_Link">arXiv</text:a>)</text:p>
          </table:table-cell>
          <table:table-cell table:style-name="Table1.A1" office:value-type="string">
            <text:p text:style-name="Table_20_Contents">Published in research / open repository (<text:a xlink:type="simple" xlink:href="https://arxiv.org/abs/2209.11195?utm_source=chatgpt.com" text:style-name="Internet_20_link" text:visited-style-name="Visited_20_Internet_20_Link">arXiv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ptimum Patient Care Research Database (OPCRD)</text:span></text:p>
          </table:table-cell>
          <table:table-cell table:style-name="Table1.A1" office:value-type="string">
            <text:p text:style-name="Table_20_Contents">demographics, diagnoses, test / lab results, treatments / <text:soft-page-break/>prescriptions, symptoms</text:p>
          </table:table-cell>
          <table:table-cell table:style-name="Table1.A1" office:value-type="string">
            <text:p text:style-name="Table_20_Contents">A UK EMR database with de-identified longitudinal patient data (diseases, test results, <text:soft-page-break/>treatments) (<text:a xlink:type="simple" xlink:href="https://en.wikipedia.org/wiki/Optimum_Patient_Care_Research_Database?utm_source=chatgpt.com" text:style-name="Internet_20_link" text:visited-style-name="Visited_20_Internet_20_Link">Wikipedia</text:a>)</text:p>
          </table:table-cell>
          <table:table-cell table:style-name="Table1.A1" office:value-type="string">
            <text:p text:style-name="Table_20_Contents">Research database requiring access permission; <text:soft-page-break/>pseudonymized data (<text:a xlink:type="simple" xlink:href="https://en.wikipedia.org/wiki/Optimum_Patient_Care_Research_Database?utm_source=chatgpt.com" text:style-name="Internet_20_link" text:visited-style-name="Visited_20_Internet_20_Link">Wikipedia</text:a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rthwest China Real-world &amp; Population Cohort</text:span></text:p>
          </table:table-cell>
          <table:table-cell table:style-name="Table1.A1" office:value-type="string">
            <text:p text:style-name="Table_20_Contents">demographics, physical exam records, blood assay / lab test results, diagnoses, outcomes, treatments</text:p>
          </table:table-cell>
          <table:table-cell table:style-name="Table1.A1" office:value-type="string">
            <text:p text:style-name="Table_20_Contents">Very large real-world cohort integrating multiple sources (EHR, lab, diagnosis, treatments) (<text:a xlink:type="simple" xlink:href="https://arxiv.org/abs/2411.18628?utm_source=chatgpt.com" text:style-name="Internet_20_link" text:visited-style-name="Visited_20_Internet_20_Link">arXiv</text:a>)</text:p>
          </table:table-cell>
          <table:table-cell table:style-name="Table1.A1" office:value-type="string">
            <text:p text:style-name="Table_20_Contents">Access likely by request; de-identified data (<text:a xlink:type="simple" xlink:href="https://arxiv.org/abs/2411.18628?utm_source=chatgpt.com" text:style-name="Internet_20_link" text:visited-style-name="Visited_20_Internet_20_Link">arXiv</text:a>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22:37:01.325436629</meta:creation-date>
    <meta:generator>LibreOffice/24.8.7.2$Linux_X86_64 LibreOffice_project/480$Build-2</meta:generator>
    <dc:date>2025-10-03T22:39:04.268245002</dc:date>
    <meta:editing-duration>PT2M3S</meta:editing-duration>
    <meta:editing-cycles>1</meta:editing-cycles>
    <meta:document-statistic meta:table-count="1" meta:image-count="0" meta:object-count="0" meta:page-count="2" meta:paragraph-count="46" meta:word-count="337" meta:character-count="2751" meta:non-whitespace-character-count="2461"/>
  </office:meta>
</office:document-meta>
</file>